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font-weight="bold" officeooo:rsid="0012239d" officeooo:paragraph-rsid="0012239d" style:font-weight-asian="bold" style:font-weight-complex="bold"/>
    </style:style>
    <style:style style:name="P2" style:family="paragraph" style:parent-style-name="Text_20_body">
      <style:text-properties officeooo:rsid="000f9f71" officeooo:paragraph-rsid="000f9f71"/>
    </style:style>
    <style:style style:name="P3" style:family="paragraph" style:parent-style-name="Text_20_body" style:list-style-name="L1">
      <style:text-properties officeooo:rsid="000f9f71" officeooo:paragraph-rsid="000f9f71"/>
    </style:style>
    <style:style style:name="P4" style:family="paragraph" style:parent-style-name="Text_20_body" style:list-style-name="L1">
      <style:text-properties officeooo:rsid="000f9f71" officeooo:paragraph-rsid="0010a77d"/>
    </style:style>
    <style:style style:name="P5" style:family="paragraph" style:parent-style-name="Text_20_body">
      <style:text-properties officeooo:rsid="000f9f71" officeooo:paragraph-rsid="0010a77d"/>
    </style:style>
    <style:style style:name="P6" style:family="paragraph" style:parent-style-name="Text_20_body">
      <style:text-properties officeooo:rsid="000fcd3c" officeooo:paragraph-rsid="000fcd3c"/>
    </style:style>
    <style:style style:name="P7" style:family="paragraph" style:parent-style-name="Text_20_body" style:list-style-name="L2">
      <style:text-properties officeooo:rsid="000fcd3c" officeooo:paragraph-rsid="000fcd3c"/>
    </style:style>
    <style:style style:name="P8" style:family="paragraph" style:parent-style-name="Text_20_body" style:list-style-name="L3">
      <style:text-properties officeooo:rsid="000fcd3c" officeooo:paragraph-rsid="0010a77d"/>
    </style:style>
    <style:style style:name="P9" style:family="paragraph" style:parent-style-name="Text_20_body">
      <style:text-properties officeooo:rsid="000fcd3c" officeooo:paragraph-rsid="0010a77d"/>
    </style:style>
    <style:style style:name="P10" style:family="paragraph" style:parent-style-name="Text_20_body">
      <style:text-properties officeooo:paragraph-rsid="0012239d"/>
    </style:style>
    <style:style style:name="P11" style:family="paragraph" style:parent-style-name="Text_20_body">
      <style:text-properties officeooo:rsid="0015d320" officeooo:paragraph-rsid="0015d320"/>
    </style:style>
    <style:style style:name="P12" style:family="paragraph" style:parent-style-name="Text_20_body">
      <style:text-properties officeooo:rsid="0019c9a5" officeooo:paragraph-rsid="0019c9a5"/>
    </style:style>
    <style:style style:name="P13" style:family="paragraph" style:parent-style-name="Text_20_body">
      <style:text-properties officeooo:rsid="001c0114" officeooo:paragraph-rsid="001c0114"/>
    </style:style>
    <style:style style:name="P14" style:family="paragraph" style:parent-style-name="Text_20_body" style:list-style-name="L3">
      <style:text-properties officeooo:rsid="001c0114" officeooo:paragraph-rsid="001c0114"/>
    </style:style>
    <style:style style:name="P15" style:family="paragraph" style:parent-style-name="Text_20_body">
      <style:text-properties officeooo:paragraph-rsid="001c0114" fo:background-color="#ffff00"/>
    </style:style>
    <style:style style:name="T1" style:family="text">
      <style:text-properties officeooo:rsid="000fcd3c"/>
    </style:style>
    <style:style style:name="T2" style:family="text">
      <style:text-properties fo:font-style="normal" officeooo:rsid="000fcd3c" fo:background-color="#ffff00" loext:char-shading-value="0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e481"/>
    </style:style>
    <style:style style:name="T5" style:family="text">
      <style:text-properties officeooo:rsid="001c01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odle Interaction Categories</text:p>
      <text:h text:style-name="Heading_20_1" text:outline-level="1">Literature Review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Title</text:p>
          </table:table-cell>
          <table:table-cell table:style-name="Table1.A1" office:value-type="string">
            <text:p text:style-name="P1">Content</text:p>
          </table:table-cell>
          <table:table-cell table:style-name="Table1.C1" office:value-type="string">
            <text:p text:style-name="P1">Link</text:p>
          </table:table-cell>
        </table:table-row>
        <table:table-row table:style-name="Table1.1">
          <table:table-cell table:style-name="Table1.A2" office:value-type="string">
            <text:p text:style-name="P10">Tap into visual analysis of customization of grouping of activities in eLearning</text:p>
          </table:table-cell>
          <table:table-cell table:style-name="Table1.A2" office:value-type="string">
            <text:p text:style-name="P10"><text:span text:style-name="T3">(1) “learner–learner”<text:tab/><text:line-break/></text:span>(2) “content–content”<text:tab/><text:line-break/><text:span text:style-name="T3">(3) “learner–content”<text:line-break/>(4) “teacher–teacher”<text:line-break/>(5) “learner–teacher”<text:line-break/>(6) “teacher–content”</text:span></text:p>
          </table:table-cell>
          <table:table-cell table:style-name="Table1.C2" office:value-type="string">
            <text:p text:style-name="P10"><text:span text:style-name="T3"><text:s/></text:span><text:a xlink:type="simple" xlink:href="https://www.sciencedirect.com/science/article/pii/S0747563214005779" text:style-name="Internet_20_link" text:visited-style-name="Visited_20_Internet_20_Link">https://www.sciencedirect.com/science/article/pii/S0747563214005779</text:a></text:p>
          </table:table-cell>
        </table:table-row>
        <table:table-row table:style-name="Table1.1">
          <table:table-cell table:style-name="Table1.A2" office:value-type="string">
            <text:p text:style-name="P10">A visualisation tool to aid exploration of students’ interactions in asynchronous online communication</text:p>
          </table:table-cell>
          <table:table-cell table:style-name="Table1.A2" office:value-type="string">
            <text:p text:style-name="P11"><text:span text:style-name="T4">In Forums:</text:span><text:line-break/>1. Instructor-centred<text:line-break/>2. Synergistic<text:line-break/>3. Developping Synergism<text:line-break/>4. Scattered<text:line-break/>5. Student-centred</text:p>
          </table:table-cell>
          <table:table-cell table:style-name="Table1.C2" office:value-type="string">
            <text:p text:style-name="P10"><text:a xlink:type="simple" xlink:href="https://www.sciencedirect.com/science/article/pii/S0360131511002041" text:style-name="Internet_20_link" text:visited-style-name="Visited_20_Internet_20_Link">https://www.sciencedirect.com/science/article/pii/S0360131511002041</text:a> </text:p>
          </table:table-cell>
        </table:table-row>
      </table:table>
      <text:p text:style-name="Text_20_body"/>
      <text:p text:style-name="P12">In general there is not a lot done around this topic…</text:p>
      <text:p text:style-name="P15"><text:span text:style-name="T5">Check if Desktop/Mobile is documented and associated research was done?</text:span></text:p>
      <text:p text:style-name="Text_20_body"/>
      <text:h text:style-name="Heading_20_1" text:outline-level="1">Suggested Categories</text:h>
      <text:p text:style-name="P5">Based on the agent:</text:p>
      <text:list xml:id="list2891032907" text:style-name="L1">
        <text:list-item>
          <text:p text:style-name="P4">Student-Student</text:p>
        </text:list-item>
        <text:list-item>
          <text:p text:style-name="P4">Student-Teacher</text:p>
        </text:list-item>
        <text:list-item>
          <text:p text:style-name="P4">Student-Content</text:p>
        </text:list-item>
        <text:list-item>
          <text:p text:style-name="P4">Student-System</text:p>
        </text:list-item>
      </text:list>
      <text:p text:style-name="P5">Frequency (likelihood of presence in a course): <text:span text:style-name="T1">inconsistent realization of this part in the plugin</text:span></text:p>
      <text:list xml:id="list130342018153181" text:continue-numbering="true" text:style-name="L1">
        <text:list-item>
          <text:p text:style-name="P4">Most Used <text:span text:style-name="T1">(Transcontendidos/Interaccionclase)</text:span></text:p>
        </text:list-item>
        <text:list-item>
          <text:p text:style-name="P4">Moderately Used <text:span text:style-name="T1">(Evaluate Student)</text:span></text:p>
        </text:list-item>
        <text:list-item>
          <text:p text:style-name="P4">Rarely Used <text:span text:style-name="T1">(Evaluate Course/Teacher)</text:span></text:p>
        </text:list-item>
      </text:list>
      <text:p text:style-name="P9">Participation Mode:</text:p>
      <text:list xml:id="list1009998793" text:style-name="L3">
        <text:list-item>
          <text:p text:style-name="P8">Active</text:p>
        </text:list-item>
        <text:list-item>
          <text:p text:style-name="P8">Passive</text:p>
        </text:list-item>
      </text:list>
      <text:p text:style-name="P9"><text:soft-page-break/>Login Activities:</text:p>
      <text:list xml:id="list130342537119161" text:continue-numbering="true" text:style-name="L3">
        <text:list-item>
          <text:p text:style-name="P8">Login</text:p>
        </text:list-item>
        <text:list-item>
          <text:p text:style-name="P8">Logout</text:p>
        </text:list-item>
      </text:list>
      <text:p text:style-name="P13">Access Medium:</text:p>
      <text:list xml:id="list130341967216206" text:continue-numbering="true" text:style-name="L3">
        <text:list-item>
          <text:p text:style-name="P14">Desktop</text:p>
        </text:list-item>
        <text:list-item>
          <text:p text:style-name="P14">Mobile</text:p>
        </text:list-item>
      </text:list>
      <text:h text:style-name="Heading_20_1" text:outline-level="1">Current Categories</text:h>
      <text:p text:style-name="P2">Based on the agent:</text:p>
      <text:list xml:id="list130342674577030" text:continue-list="list130342018153181" text:style-name="L1">
        <text:list-item>
          <text:p text:style-name="P3">Student-Student</text:p>
        </text:list-item>
        <text:list-item>
          <text:p text:style-name="P3">Student-Teacher</text:p>
        </text:list-item>
        <text:list-item>
          <text:p text:style-name="P3">Student-Content</text:p>
        </text:list-item>
        <text:list-item>
          <text:p text:style-name="P3">Student-System</text:p>
        </text:list-item>
      </text:list>
      <text:p text:style-name="P2">Frequency (likelihood of presence in a course): <text:span text:style-name="T2">inconsistent realization of this part in the plugin</text:span></text:p>
      <text:list xml:id="list130342344336445" text:continue-numbering="true" text:style-name="L1">
        <text:list-item>
          <text:p text:style-name="P3">Most Used <text:span text:style-name="T1">(Transcontendidos/Interaccionclase)</text:span></text:p>
        </text:list-item>
        <text:list-item>
          <text:p text:style-name="P3">Moderately Used <text:span text:style-name="T1">(Evaluate Student)</text:span></text:p>
        </text:list-item>
        <text:list-item>
          <text:p text:style-name="P3">Rarely Used <text:span text:style-name="T1">(Evaluate Course/Teacher)</text:span></text:p>
        </text:list-item>
      </text:list>
      <text:p text:style-name="P6">Participation Mode:</text:p>
      <text:list xml:id="list3439003905" text:style-name="L2">
        <text:list-item>
          <text:p text:style-name="P7">Active</text:p>
        </text:list-item>
        <text:list-item>
          <text:p text:style-name="P7">Passive</text:p>
        </text:list-item>
      </text:list>
      <text:p text:style-name="P6">Login Activities:</text:p>
      <text:list xml:id="list130342623844756" text:continue-numbering="true" text:style-name="L2">
        <text:list-item>
          <text:p text:style-name="P7">Login</text:p>
        </text:list-item>
        <text:list-item>
          <text:p text:style-name="P7">Logou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1-10-27T11:15:43.113521349</meta:creation-date>
    <dc:date>2021-10-27T13:03:40.483213240</dc:date>
    <dc:creator>Uchendu Nwachukwu</dc:creator>
    <meta:editing-duration>PT1H37M40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2" meta:paragraph-count="48" meta:word-count="203" meta:character-count="1536" meta:non-whitespace-character-count="1407"/>
  </office:meta>
</office:document-meta>
</file>